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style:row-height="6.301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8.405cm" table:align="right"/>
    </style:style>
    <style:style style:name="Table2.A" style:family="table-column">
      <style:table-column-properties style:column-width="2.686cm"/>
    </style:style>
    <style:style style:name="Table2.B" style:family="table-column">
      <style:table-column-properties style:column-width="5.719cm"/>
    </style:style>
    <style:style style:name="Table2.1" style:family="table-row">
      <style:table-row-properties style:min-row-height="1.704cm"/>
    </style:style>
    <style:style style:name="Table2.A1" style:family="table-cell">
      <style:table-cell-properties style:vertical-align="middle" fo:padding="0cm" fo:border="none" style:writing-mode="page"/>
    </style:style>
    <style:style style:name="Table2.A2" style:family="table-cell">
      <style:table-cell-properties style:writing-mode="page"/>
    </style:style>
    <style:style style:name="Table2.3" style:family="table-row">
      <style:table-row-properties style:min-row-height="1.57cm"/>
    </style:style>
    <style:style style:name="Table2.A3" style:family="table-cell">
      <style:table-cell-properties style:vertical-align="middle" style:writing-mode="page"/>
    </style:style>
    <style:style style:name="Table2.B3" style:family="table-cell">
      <style:table-cell-properties style:vertical-align="middle" style:writing-mode="page"/>
    </style:style>
    <style:style style:name="Table2.4" style:family="table-row">
      <style:table-row-properties style:min-row-height="1.39cm"/>
    </style:style>
    <style:style style:name="Table2.A4" style:family="table-cell">
      <style:table-cell-properties style:vertical-align="middle" style:writing-mode="page"/>
    </style:style>
    <style:style style:name="Table2.B4" style:family="table-cell">
      <style:table-cell-properties style:vertical-align="middle" style:writing-mode="page"/>
    </style:style>
    <style:style style:name="Table2.A5" style:family="table-cell">
      <style:table-cell-properties style:writing-mode="page"/>
    </style:style>
    <style:style style:name="Table2.6" style:family="table-row">
      <style:table-row-properties style:min-row-height="0.684cm"/>
    </style:style>
    <style:style style:name="Table2.A6" style:family="table-cell">
      <style:table-cell-properties style:writing-mode="page"/>
    </style:style>
    <style:style style:name="Table3" style:family="table">
      <style:table-properties style:width="8.405cm" table:align="right"/>
    </style:style>
    <style:style style:name="Table3.A" style:family="table-column">
      <style:table-column-properties style:column-width="2.686cm"/>
    </style:style>
    <style:style style:name="Table3.B" style:family="table-column">
      <style:table-column-properties style:column-width="5.719cm"/>
    </style:style>
    <style:style style:name="Table3.1" style:family="table-row">
      <style:table-row-properties style:min-row-height="1.704cm"/>
    </style:style>
    <style:style style:name="Table3.A1" style:family="table-cell">
      <style:table-cell-properties style:vertical-align="middle" fo:padding="0cm" fo:border="none" style:writing-mode="page"/>
    </style:style>
    <style:style style:name="Table3.A2" style:family="table-cell">
      <style:table-cell-properties style:writing-mode="page"/>
    </style:style>
    <style:style style:name="Table3.3" style:family="table-row">
      <style:table-row-properties style:min-row-height="1.57cm"/>
    </style:style>
    <style:style style:name="Table3.A3" style:family="table-cell">
      <style:table-cell-properties style:vertical-align="middle" style:writing-mode="page"/>
    </style:style>
    <style:style style:name="Table3.B3" style:family="table-cell">
      <style:table-cell-properties style:vertical-align="middle" style:writing-mode="page"/>
    </style:style>
    <style:style style:name="Table3.4" style:family="table-row">
      <style:table-row-properties style:min-row-height="1.39cm"/>
    </style:style>
    <style:style style:name="Table3.A4" style:family="table-cell">
      <style:table-cell-properties style:vertical-align="middle" style:writing-mode="page"/>
    </style:style>
    <style:style style:name="Table3.B4" style:family="table-cell">
      <style:table-cell-properties style:vertical-align="middle" style:writing-mode="page"/>
    </style:style>
    <style:style style:name="Table3.A5" style:family="table-cell">
      <style:table-cell-properties style:writing-mode="page"/>
    </style:style>
    <style:style style:name="Table3.6" style:family="table-row">
      <style:table-row-properties style:min-row-height="0.684cm"/>
    </style:style>
    <style:style style:name="Table3.A6" style:family="table-cell">
      <style:table-cell-properties style:writing-mode="page"/>
    </style:style>
    <style:style style:name="Table4" style:family="table">
      <style:table-properties style:width="8.405cm" table:align="right"/>
    </style:style>
    <style:style style:name="Table4.A" style:family="table-column">
      <style:table-column-properties style:column-width="2.686cm"/>
    </style:style>
    <style:style style:name="Table4.B" style:family="table-column">
      <style:table-column-properties style:column-width="5.719cm"/>
    </style:style>
    <style:style style:name="Table4.1" style:family="table-row">
      <style:table-row-properties style:min-row-height="1.704cm"/>
    </style:style>
    <style:style style:name="Table4.A1" style:family="table-cell">
      <style:table-cell-properties style:vertical-align="middle" fo:padding="0cm" fo:border="none" style:writing-mode="page"/>
    </style:style>
    <style:style style:name="Table4.A2" style:family="table-cell">
      <style:table-cell-properties style:writing-mode="page"/>
    </style:style>
    <style:style style:name="Table4.3" style:family="table-row">
      <style:table-row-properties style:min-row-height="1.57cm"/>
    </style:style>
    <style:style style:name="Table4.A3" style:family="table-cell">
      <style:table-cell-properties style:vertical-align="middle" style:writing-mode="page"/>
    </style:style>
    <style:style style:name="Table4.B3" style:family="table-cell">
      <style:table-cell-properties style:vertical-align="middle" style:writing-mode="page"/>
    </style:style>
    <style:style style:name="Table4.4" style:family="table-row">
      <style:table-row-properties style:min-row-height="1.39cm"/>
    </style:style>
    <style:style style:name="Table4.A4" style:family="table-cell">
      <style:table-cell-properties style:vertical-align="middle" style:writing-mode="page"/>
    </style:style>
    <style:style style:name="Table4.B4" style:family="table-cell">
      <style:table-cell-properties style:vertical-align="middle" style:writing-mode="page"/>
    </style:style>
    <style:style style:name="Table4.A5" style:family="table-cell">
      <style:table-cell-properties style:writing-mode="page"/>
    </style:style>
    <style:style style:name="Table4.6" style:family="table-row">
      <style:table-row-properties style:min-row-height="0.684cm"/>
    </style:style>
    <style:style style:name="Table4.A6" style:family="table-cell">
      <style:table-cell-properties style:writing-mode="page"/>
    </style:style>
    <style:style style:name="Table5" style:family="table">
      <style:table-properties style:width="8.405cm" table:align="right"/>
    </style:style>
    <style:style style:name="Table5.A" style:family="table-column">
      <style:table-column-properties style:column-width="2.686cm"/>
    </style:style>
    <style:style style:name="Table5.B" style:family="table-column">
      <style:table-column-properties style:column-width="5.719cm"/>
    </style:style>
    <style:style style:name="Table5.1" style:family="table-row">
      <style:table-row-properties style:min-row-height="1.704cm"/>
    </style:style>
    <style:style style:name="Table5.A1" style:family="table-cell">
      <style:table-cell-properties style:vertical-align="middle" fo:padding="0cm" fo:border="none" style:writing-mode="page"/>
    </style:style>
    <style:style style:name="Table5.A2" style:family="table-cell">
      <style:table-cell-properties style:writing-mode="page"/>
    </style:style>
    <style:style style:name="Table5.3" style:family="table-row">
      <style:table-row-properties style:min-row-height="1.57cm"/>
    </style:style>
    <style:style style:name="Table5.A3" style:family="table-cell">
      <style:table-cell-properties style:vertical-align="middle" style:writing-mode="page"/>
    </style:style>
    <style:style style:name="Table5.B3" style:family="table-cell">
      <style:table-cell-properties style:vertical-align="middle" style:writing-mode="page"/>
    </style:style>
    <style:style style:name="Table5.4" style:family="table-row">
      <style:table-row-properties style:min-row-height="1.39cm"/>
    </style:style>
    <style:style style:name="Table5.A4" style:family="table-cell">
      <style:table-cell-properties style:vertical-align="middle" style:writing-mode="page"/>
    </style:style>
    <style:style style:name="Table5.B4" style:family="table-cell">
      <style:table-cell-properties style:vertical-align="middle" style:writing-mode="page"/>
    </style:style>
    <style:style style:name="Table5.A5" style:family="table-cell">
      <style:table-cell-properties style:writing-mode="page"/>
    </style:style>
    <style:style style:name="Table5.6" style:family="table-row">
      <style:table-row-properties style:min-row-height="0.684cm"/>
    </style:style>
    <style:style style:name="Table5.A6" style:family="table-cell">
      <style:table-cell-properties style:writing-mode="page"/>
    </style:style>
    <style:style style:name="Table6" style:family="table">
      <style:table-properties style:width="8.405cm" table:align="right"/>
    </style:style>
    <style:style style:name="Table6.A" style:family="table-column">
      <style:table-column-properties style:column-width="2.686cm"/>
    </style:style>
    <style:style style:name="Table6.B" style:family="table-column">
      <style:table-column-properties style:column-width="5.719cm"/>
    </style:style>
    <style:style style:name="Table6.1" style:family="table-row">
      <style:table-row-properties style:min-row-height="1.704cm"/>
    </style:style>
    <style:style style:name="Table6.A1" style:family="table-cell">
      <style:table-cell-properties style:vertical-align="middle" fo:padding="0cm" fo:border="none" style:writing-mode="page"/>
    </style:style>
    <style:style style:name="Table6.A2" style:family="table-cell">
      <style:table-cell-properties style:writing-mode="page"/>
    </style:style>
    <style:style style:name="Table6.3" style:family="table-row">
      <style:table-row-properties style:min-row-height="1.57cm"/>
    </style:style>
    <style:style style:name="Table6.A3" style:family="table-cell">
      <style:table-cell-properties style:vertical-align="middle" style:writing-mode="page"/>
    </style:style>
    <style:style style:name="Table6.B3" style:family="table-cell">
      <style:table-cell-properties style:vertical-align="middle" style:writing-mode="page"/>
    </style:style>
    <style:style style:name="Table6.4" style:family="table-row">
      <style:table-row-properties style:min-row-height="1.39cm"/>
    </style:style>
    <style:style style:name="Table6.A4" style:family="table-cell">
      <style:table-cell-properties style:vertical-align="middle" style:writing-mode="page"/>
    </style:style>
    <style:style style:name="Table6.B4" style:family="table-cell">
      <style:table-cell-properties style:vertical-align="middle" style:writing-mode="page"/>
    </style:style>
    <style:style style:name="Table6.A5" style:family="table-cell">
      <style:table-cell-properties style:writing-mode="page"/>
    </style:style>
    <style:style style:name="Table6.6" style:family="table-row">
      <style:table-row-properties style:min-row-height="0.684cm"/>
    </style:style>
    <style:style style:name="Table6.A6" style:family="table-cell">
      <style:table-cell-properties style:writing-mode="page"/>
    </style:style>
    <style:style style:name="Table7" style:family="table">
      <style:table-properties style:width="8.405cm" table:align="right"/>
    </style:style>
    <style:style style:name="Table7.A" style:family="table-column">
      <style:table-column-properties style:column-width="2.686cm"/>
    </style:style>
    <style:style style:name="Table7.B" style:family="table-column">
      <style:table-column-properties style:column-width="5.719cm"/>
    </style:style>
    <style:style style:name="Table7.1" style:family="table-row">
      <style:table-row-properties style:min-row-height="1.704cm"/>
    </style:style>
    <style:style style:name="Table7.A1" style:family="table-cell">
      <style:table-cell-properties style:vertical-align="middle" fo:padding="0cm" fo:border="none" style:writing-mode="page"/>
    </style:style>
    <style:style style:name="Table7.A2" style:family="table-cell">
      <style:table-cell-properties style:writing-mode="page"/>
    </style:style>
    <style:style style:name="Table7.3" style:family="table-row">
      <style:table-row-properties style:min-row-height="1.57cm"/>
    </style:style>
    <style:style style:name="Table7.A3" style:family="table-cell">
      <style:table-cell-properties style:vertical-align="middle" style:writing-mode="page"/>
    </style:style>
    <style:style style:name="Table7.B3" style:family="table-cell">
      <style:table-cell-properties style:vertical-align="middle" style:writing-mode="page"/>
    </style:style>
    <style:style style:name="Table7.4" style:family="table-row">
      <style:table-row-properties style:min-row-height="1.39cm"/>
    </style:style>
    <style:style style:name="Table7.A4" style:family="table-cell">
      <style:table-cell-properties style:vertical-align="middle" style:writing-mode="page"/>
    </style:style>
    <style:style style:name="Table7.B4" style:family="table-cell">
      <style:table-cell-properties style:vertical-align="middle" style:writing-mode="page"/>
    </style:style>
    <style:style style:name="Table7.A5" style:family="table-cell">
      <style:table-cell-properties style:writing-mode="page"/>
    </style:style>
    <style:style style:name="Table7.6" style:family="table-row">
      <style:table-row-properties style:min-row-height="0.684cm"/>
    </style:style>
    <style:style style:name="Table7.A6" style:family="table-cell">
      <style:table-cell-properties style:writing-mode="page"/>
    </style:style>
    <style:style style:name="Table8" style:family="table">
      <style:table-properties style:width="8.405cm" table:align="right"/>
    </style:style>
    <style:style style:name="Table8.A" style:family="table-column">
      <style:table-column-properties style:column-width="2.686cm"/>
    </style:style>
    <style:style style:name="Table8.B" style:family="table-column">
      <style:table-column-properties style:column-width="5.719cm"/>
    </style:style>
    <style:style style:name="Table8.1" style:family="table-row">
      <style:table-row-properties style:min-row-height="1.704cm"/>
    </style:style>
    <style:style style:name="Table8.A1" style:family="table-cell">
      <style:table-cell-properties style:vertical-align="middle" fo:padding="0cm" fo:border="none" style:writing-mode="page"/>
    </style:style>
    <style:style style:name="Table8.A2" style:family="table-cell">
      <style:table-cell-properties style:writing-mode="page"/>
    </style:style>
    <style:style style:name="Table8.3" style:family="table-row">
      <style:table-row-properties style:min-row-height="1.57cm"/>
    </style:style>
    <style:style style:name="Table8.A3" style:family="table-cell">
      <style:table-cell-properties style:vertical-align="middle" style:writing-mode="page"/>
    </style:style>
    <style:style style:name="Table8.B3" style:family="table-cell">
      <style:table-cell-properties style:vertical-align="middle" style:writing-mode="page"/>
    </style:style>
    <style:style style:name="Table8.4" style:family="table-row">
      <style:table-row-properties style:min-row-height="1.39cm"/>
    </style:style>
    <style:style style:name="Table8.A4" style:family="table-cell">
      <style:table-cell-properties style:vertical-align="middle" style:writing-mode="page"/>
    </style:style>
    <style:style style:name="Table8.B4" style:family="table-cell">
      <style:table-cell-properties style:vertical-align="middle" style:writing-mode="page"/>
    </style:style>
    <style:style style:name="Table8.A5" style:family="table-cell">
      <style:table-cell-properties style:writing-mode="page"/>
    </style:style>
    <style:style style:name="Table8.6" style:family="table-row">
      <style:table-row-properties style:min-row-height="0.684cm"/>
    </style:style>
    <style:style style:name="Table8.A6" style:family="table-cell">
      <style:table-cell-properties style:writing-mode="page"/>
    </style:style>
    <style:style style:name="Table9" style:family="table">
      <style:table-properties style:width="8.405cm" table:align="right"/>
    </style:style>
    <style:style style:name="Table9.A" style:family="table-column">
      <style:table-column-properties style:column-width="2.686cm"/>
    </style:style>
    <style:style style:name="Table9.B" style:family="table-column">
      <style:table-column-properties style:column-width="5.719cm"/>
    </style:style>
    <style:style style:name="Table9.1" style:family="table-row">
      <style:table-row-properties style:min-row-height="1.704cm"/>
    </style:style>
    <style:style style:name="Table9.A1" style:family="table-cell">
      <style:table-cell-properties style:vertical-align="middle" fo:padding="0cm" fo:border="none" style:writing-mode="page"/>
    </style:style>
    <style:style style:name="Table9.A2" style:family="table-cell">
      <style:table-cell-properties style:writing-mode="page"/>
    </style:style>
    <style:style style:name="Table9.3" style:family="table-row">
      <style:table-row-properties style:min-row-height="1.57cm"/>
    </style:style>
    <style:style style:name="Table9.A3" style:family="table-cell">
      <style:table-cell-properties style:vertical-align="middle" style:writing-mode="page"/>
    </style:style>
    <style:style style:name="Table9.B3" style:family="table-cell">
      <style:table-cell-properties style:vertical-align="middle" style:writing-mode="page"/>
    </style:style>
    <style:style style:name="Table9.4" style:family="table-row">
      <style:table-row-properties style:min-row-height="1.39cm"/>
    </style:style>
    <style:style style:name="Table9.A4" style:family="table-cell">
      <style:table-cell-properties style:vertical-align="middle" style:writing-mode="page"/>
    </style:style>
    <style:style style:name="Table9.B4" style:family="table-cell">
      <style:table-cell-properties style:vertical-align="middle" style:writing-mode="page"/>
    </style:style>
    <style:style style:name="Table9.A5" style:family="table-cell">
      <style:table-cell-properties style:writing-mode="page"/>
    </style:style>
    <style:style style:name="Table9.6" style:family="table-row">
      <style:table-row-properties style:min-row-height="0.684cm"/>
    </style:style>
    <style:style style:name="Table9.A6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Calibri" officeooo:rsid="0000fd25" officeooo:paragraph-rsid="0000fd25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officeooo:rsid="0000fd25" officeooo:paragraph-rsid="0000fd25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00fd25" officeooo:paragraph-rsid="0000fd25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9pt" officeooo:rsid="0000fd25" officeooo:paragraph-rsid="0000fd25" style:font-size-asian="7.84999990463257pt" style:font-size-complex="9pt"/>
    </style:style>
    <style:style style:name="P5" style:family="paragraph" style:parent-style-name="Table_20_Contents">
      <style:text-properties style:font-name="Calibri" officeooo:rsid="0000fd25" officeooo:paragraph-rsid="0000fd25"/>
    </style:style>
    <style:style style:name="P6" style:family="paragraph" style:parent-style-name="Table_20_Contents">
      <style:paragraph-properties fo:text-align="center" style:justify-single-word="false"/>
      <style:text-properties style:font-name="Calibri" officeooo:rsid="0000fd25" officeooo:paragraph-rsid="0002d112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1pt" officeooo:rsid="0000fd25" officeooo:paragraph-rsid="0002d112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00fd25" officeooo:paragraph-rsid="0002d112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Calibri" fo:font-size="9pt" officeooo:rsid="0000fd25" officeooo:paragraph-rsid="0002d112" style:font-size-asian="7.84999990463257pt" style:font-size-complex="9pt"/>
    </style:style>
    <style:style style:name="P10" style:family="paragraph" style:parent-style-name="Table_20_Contents">
      <style:text-properties style:font-name="Calibri" officeooo:rsid="0000fd25" officeooo:paragraph-rsid="0002d112"/>
    </style:style>
    <style:style style:name="P11" style:family="paragraph" style:parent-style-name="Standard">
      <style:paragraph-properties fo:text-align="start" style:justify-single-word="false"/>
      <style:text-properties officeooo:paragraph-rsid="0002d112"/>
    </style:style>
    <style:style style:name="P12" style:family="paragraph" style:parent-style-name="Standard">
      <style:text-properties officeooo:paragraph-rsid="0002d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table:number-columns-spanned="2" office:value-type="string">
                  <text:p text:style-name="P1"><text:a xlink:type="simple" xlink:href="mailto:%7B%7B@barcode" text:style-name="Internet_20_link" text:visited-style-name="Visited_20_Internet_20_Link">{{@barcode</text:a>}}</text:p>
                </table:table-cell>
                <table:covered-table-cell/>
              </table:table-row>
              <table:table-row>
                <table:table-cell table:style-name="Table2.A2" table:number-columns-spanned="2" office:value-type="string">
                  <text:p text:style-name="P2">{{barcodeNum}}</text:p>
                </table:table-cell>
                <table:covered-table-cell/>
              </table:table-row>
              <table:table-row table:style-name="Table2.3">
                <table:table-cell table:style-name="Table2.A3" office:value-type="string">
                  <text:p text:style-name="P3">Кому</text:p>
                </table:table-cell>
                <table:table-cell table:style-name="Table2.B3" office:value-type="string">
                  <text:p text:style-name="P1">{{receiver}}</text:p>
                </table:table-cell>
              </table:table-row>
              <table:table-row table:style-name="Table2.4">
                <table:table-cell table:style-name="Table2.A4" office:value-type="string">
                  <text:p text:style-name="P3">Куда</text:p>
                </table:table-cell>
                <table:table-cell table:style-name="Table2.B4" office:value-type="string">
                  <text:p text:style-name="P1">{{address}}</text:p>
                </table:table-cell>
              </table:table-row>
              <table:table-row>
                <table:table-cell table:style-name="Table2.A5" table:number-columns-spanned="2" office:value-type="string">
                  <text:p text:style-name="P4">Индекс места назвначения</text:p>
                </table:table-cell>
                <table:covered-table-cell/>
              </table:table-row>
              <table:table-row table:style-name="Table2.6">
                <table:table-cell table:style-name="Table2.A6" table:number-columns-spanned="2" office:value-type="string">
                  <text:p text:style-name="P5">{{index}}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table:number-columns-spanned="2" office:value-type="string">
                  <text:p text:style-name="P6"><text:a xlink:type="simple" xlink:href="mailto:%7B%7B@barcode" text:style-name="Internet_20_link" text:visited-style-name="Visited_20_Internet_20_Link">{{@barcode</text:a>}}</text:p>
                </table:table-cell>
                <table:covered-table-cell/>
              </table:table-row>
              <table:table-row>
                <table:table-cell table:style-name="Table3.A2" table:number-columns-spanned="2" office:value-type="string">
                  <text:p text:style-name="P7">{{barcodeNum}}</text:p>
                </table:table-cell>
                <table:covered-table-cell/>
              </table:table-row>
              <table:table-row table:style-name="Table3.3">
                <table:table-cell table:style-name="Table3.A3" office:value-type="string">
                  <text:p text:style-name="P8">Кому</text:p>
                </table:table-cell>
                <table:table-cell table:style-name="Table3.B3" office:value-type="string">
                  <text:p text:style-name="P6">{{receiver}}</text:p>
                </table:table-cell>
              </table:table-row>
              <table:table-row table:style-name="Table3.4">
                <table:table-cell table:style-name="Table3.A4" office:value-type="string">
                  <text:p text:style-name="P8">Куда</text:p>
                </table:table-cell>
                <table:table-cell table:style-name="Table3.B4" office:value-type="string">
                  <text:p text:style-name="P6">{{address}}</text:p>
                </table:table-cell>
              </table:table-row>
              <table:table-row>
                <table:table-cell table:style-name="Table3.A5" table:number-columns-spanned="2" office:value-type="string">
                  <text:p text:style-name="P9">Индекс места назвначения</text:p>
                </table:table-cell>
                <table:covered-table-cell/>
              </table:table-row>
              <table:table-row table:style-name="Table3.6">
                <table:table-cell table:style-name="Table3.A6" table:number-columns-spanned="2" office:value-type="string">
                  <text:p text:style-name="P10">{{index}}</text:p>
                </table:table-cell>
                <table:covered-table-cell/>
              </table:table-row>
            </table:table>
            <text:p text:style-name="P11"/>
          </table:table-cell>
        </table:table-row>
        <table:table-row table:style-name="Table1.1"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table:number-columns-spanned="2" office:value-type="string">
                  <text:p text:style-name="P6"><text:a xlink:type="simple" xlink:href="mailto:%7B%7B@barcode" text:style-name="Internet_20_link" text:visited-style-name="Visited_20_Internet_20_Link">{{@barcode</text:a>}}</text:p>
                </table:table-cell>
                <table:covered-table-cell/>
              </table:table-row>
              <table:table-row>
                <table:table-cell table:style-name="Table4.A2" table:number-columns-spanned="2" office:value-type="string">
                  <text:p text:style-name="P7">{{barcodeNum}}</text:p>
                </table:table-cell>
                <table:covered-table-cell/>
              </table:table-row>
              <table:table-row table:style-name="Table4.3">
                <table:table-cell table:style-name="Table4.A3" office:value-type="string">
                  <text:p text:style-name="P8">Кому</text:p>
                </table:table-cell>
                <table:table-cell table:style-name="Table4.B3" office:value-type="string">
                  <text:p text:style-name="P6">{{receiver}}</text:p>
                </table:table-cell>
              </table:table-row>
              <table:table-row table:style-name="Table4.4">
                <table:table-cell table:style-name="Table4.A4" office:value-type="string">
                  <text:p text:style-name="P8">Куда</text:p>
                </table:table-cell>
                <table:table-cell table:style-name="Table4.B4" office:value-type="string">
                  <text:p text:style-name="P6">{{address}}</text:p>
                </table:table-cell>
              </table:table-row>
              <table:table-row>
                <table:table-cell table:style-name="Table4.A5" table:number-columns-spanned="2" office:value-type="string">
                  <text:p text:style-name="P9">Индекс места назвначения</text:p>
                </table:table-cell>
                <table:covered-table-cell/>
              </table:table-row>
              <table:table-row table:style-name="Table4.6">
                <table:table-cell table:style-name="Table4.A6" table:number-columns-spanned="2" office:value-type="string">
                  <text:p text:style-name="P10">{{index}}</text:p>
                </table:table-cell>
                <table:covered-table-cell/>
              </table:table-row>
            </table:table>
            <text:p text:style-name="P12"/>
            <text:p text:style-name="P12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table:number-columns-spanned="2" office:value-type="string">
                  <text:p text:style-name="P6"><text:a xlink:type="simple" xlink:href="mailto:%7B%7B@barcode" text:style-name="Internet_20_link" text:visited-style-name="Visited_20_Internet_20_Link">{{@barcode</text:a>}}</text:p>
                </table:table-cell>
                <table:covered-table-cell/>
              </table:table-row>
              <table:table-row>
                <table:table-cell table:style-name="Table5.A2" table:number-columns-spanned="2" office:value-type="string">
                  <text:p text:style-name="P7">{{barcodeNum}}</text:p>
                </table:table-cell>
                <table:covered-table-cell/>
              </table:table-row>
              <table:table-row table:style-name="Table5.3">
                <table:table-cell table:style-name="Table5.A3" office:value-type="string">
                  <text:p text:style-name="P8">Кому</text:p>
                </table:table-cell>
                <table:table-cell table:style-name="Table5.B3" office:value-type="string">
                  <text:p text:style-name="P6">{{receiver}}</text:p>
                </table:table-cell>
              </table:table-row>
              <table:table-row table:style-name="Table5.4">
                <table:table-cell table:style-name="Table5.A4" office:value-type="string">
                  <text:p text:style-name="P8">Куда</text:p>
                </table:table-cell>
                <table:table-cell table:style-name="Table5.B4" office:value-type="string">
                  <text:p text:style-name="P6">{{address}}</text:p>
                </table:table-cell>
              </table:table-row>
              <table:table-row>
                <table:table-cell table:style-name="Table5.A5" table:number-columns-spanned="2" office:value-type="string">
                  <text:p text:style-name="P9">Индекс места назвначения</text:p>
                </table:table-cell>
                <table:covered-table-cell/>
              </table:table-row>
              <table:table-row table:style-name="Table5.6">
                <table:table-cell table:style-name="Table5.A6" table:number-columns-spanned="2" office:value-type="string">
                  <text:p text:style-name="P10">{{index}}</text:p>
                </table:table-cell>
                <table:covered-table-cell/>
              </table:table-row>
            </table:table>
            <text:p text:style-name="P12"/>
          </table:table-cell>
        </table:table-row>
        <table:table-row table:style-name="Table1.1"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table:number-columns-spanned="2" office:value-type="string">
                  <text:p text:style-name="P6"><text:a xlink:type="simple" xlink:href="mailto:%7B%7B@barcode" text:style-name="Internet_20_link" text:visited-style-name="Visited_20_Internet_20_Link">{{@barcode</text:a>}}</text:p>
                </table:table-cell>
                <table:covered-table-cell/>
              </table:table-row>
              <table:table-row>
                <table:table-cell table:style-name="Table6.A2" table:number-columns-spanned="2" office:value-type="string">
                  <text:p text:style-name="P7">{{barcodeNum}}</text:p>
                </table:table-cell>
                <table:covered-table-cell/>
              </table:table-row>
              <table:table-row table:style-name="Table6.3">
                <table:table-cell table:style-name="Table6.A3" office:value-type="string">
                  <text:p text:style-name="P8">Кому</text:p>
                </table:table-cell>
                <table:table-cell table:style-name="Table6.B3" office:value-type="string">
                  <text:p text:style-name="P6">{{receiver}}</text:p>
                </table:table-cell>
              </table:table-row>
              <table:table-row table:style-name="Table6.4">
                <table:table-cell table:style-name="Table6.A4" office:value-type="string">
                  <text:p text:style-name="P8">Куда</text:p>
                </table:table-cell>
                <table:table-cell table:style-name="Table6.B4" office:value-type="string">
                  <text:p text:style-name="P6">{{address}}</text:p>
                </table:table-cell>
              </table:table-row>
              <table:table-row>
                <table:table-cell table:style-name="Table6.A5" table:number-columns-spanned="2" office:value-type="string">
                  <text:p text:style-name="P9">Индекс места назвначения</text:p>
                </table:table-cell>
                <table:covered-table-cell/>
              </table:table-row>
              <table:table-row table:style-name="Table6.6">
                <table:table-cell table:style-name="Table6.A6" table:number-columns-spanned="2" office:value-type="string">
                  <text:p text:style-name="P10">{{index}}</text:p>
                </table:table-cell>
                <table:covered-table-cell/>
              </table:table-row>
            </table:table>
            <text:p text:style-name="P12"/>
          </table:table-cell>
          <table:table-cell table:style-name="Table1.A1" office:value-type="string"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6"><text:a xlink:type="simple" xlink:href="mailto:%7B%7B@barcode" text:style-name="Internet_20_link" text:visited-style-name="Visited_20_Internet_20_Link">{{@barcode</text:a>}}</text:p>
                </table:table-cell>
                <table:covered-table-cell/>
              </table:table-row>
              <table:table-row>
                <table:table-cell table:style-name="Table7.A2" table:number-columns-spanned="2" office:value-type="string">
                  <text:p text:style-name="P7">{{barcodeNum}}</text:p>
                </table:table-cell>
                <table:covered-table-cell/>
              </table:table-row>
              <table:table-row table:style-name="Table7.3">
                <table:table-cell table:style-name="Table7.A3" office:value-type="string">
                  <text:p text:style-name="P8">Кому</text:p>
                </table:table-cell>
                <table:table-cell table:style-name="Table7.B3" office:value-type="string">
                  <text:p text:style-name="P6">{{receiver}}</text:p>
                </table:table-cell>
              </table:table-row>
              <table:table-row table:style-name="Table7.4">
                <table:table-cell table:style-name="Table7.A4" office:value-type="string">
                  <text:p text:style-name="P8">Куда</text:p>
                </table:table-cell>
                <table:table-cell table:style-name="Table7.B4" office:value-type="string">
                  <text:p text:style-name="P6">{{address}}</text:p>
                </table:table-cell>
              </table:table-row>
              <table:table-row>
                <table:table-cell table:style-name="Table7.A5" table:number-columns-spanned="2" office:value-type="string">
                  <text:p text:style-name="P9">Индекс места назвначения</text:p>
                </table:table-cell>
                <table:covered-table-cell/>
              </table:table-row>
              <table:table-row table:style-name="Table7.6">
                <table:table-cell table:style-name="Table7.A6" table:number-columns-spanned="2" office:value-type="string">
                  <text:p text:style-name="P10">{{index}}</text:p>
                </table:table-cell>
                <table:covered-table-cell/>
              </table:table-row>
            </table:table>
            <text:p text:style-name="P12"/>
          </table:table-cell>
        </table:table-row>
        <table:table-row table:style-name="Table1.1"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6"><text:a xlink:type="simple" xlink:href="mailto:%7B%7B@barcode" text:style-name="Internet_20_link" text:visited-style-name="Visited_20_Internet_20_Link">{{@barcode</text:a>}}</text:p>
                </table:table-cell>
                <table:covered-table-cell/>
              </table:table-row>
              <table:table-row>
                <table:table-cell table:style-name="Table8.A2" table:number-columns-spanned="2" office:value-type="string">
                  <text:p text:style-name="P7">{{barcodeNum}}</text:p>
                </table:table-cell>
                <table:covered-table-cell/>
              </table:table-row>
              <table:table-row table:style-name="Table8.3">
                <table:table-cell table:style-name="Table8.A3" office:value-type="string">
                  <text:p text:style-name="P8">Кому</text:p>
                </table:table-cell>
                <table:table-cell table:style-name="Table8.B3" office:value-type="string">
                  <text:p text:style-name="P6">{{receiver}}</text:p>
                </table:table-cell>
              </table:table-row>
              <table:table-row table:style-name="Table8.4">
                <table:table-cell table:style-name="Table8.A4" office:value-type="string">
                  <text:p text:style-name="P8">Куда</text:p>
                </table:table-cell>
                <table:table-cell table:style-name="Table8.B4" office:value-type="string">
                  <text:p text:style-name="P6">{{address}}</text:p>
                </table:table-cell>
              </table:table-row>
              <table:table-row>
                <table:table-cell table:style-name="Table8.A5" table:number-columns-spanned="2" office:value-type="string">
                  <text:p text:style-name="P9">Индекс места назвначения</text:p>
                </table:table-cell>
                <table:covered-table-cell/>
              </table:table-row>
              <table:table-row table:style-name="Table8.6">
                <table:table-cell table:style-name="Table8.A6" table:number-columns-spanned="2" office:value-type="string">
                  <text:p text:style-name="P10">{{index}}</text:p>
                </table:table-cell>
                <table:covered-table-cell/>
              </table:table-row>
            </table:table>
            <text:p text:style-name="P12"/>
          </table:table-cell>
          <table:table-cell table:style-name="Table1.A1" office:value-type="string"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table:number-columns-spanned="2" office:value-type="string">
                  <text:p text:style-name="P6"><text:a xlink:type="simple" xlink:href="mailto:%7B%7B@barcode" text:style-name="Internet_20_link" text:visited-style-name="Visited_20_Internet_20_Link">{{@barcode</text:a>}}</text:p>
                </table:table-cell>
                <table:covered-table-cell/>
              </table:table-row>
              <table:table-row>
                <table:table-cell table:style-name="Table9.A2" table:number-columns-spanned="2" office:value-type="string">
                  <text:p text:style-name="P7">{{barcodeNum}}</text:p>
                </table:table-cell>
                <table:covered-table-cell/>
              </table:table-row>
              <table:table-row table:style-name="Table9.3">
                <table:table-cell table:style-name="Table9.A3" office:value-type="string">
                  <text:p text:style-name="P8">Кому</text:p>
                </table:table-cell>
                <table:table-cell table:style-name="Table9.B3" office:value-type="string">
                  <text:p text:style-name="P6">{{receiver}}</text:p>
                </table:table-cell>
              </table:table-row>
              <table:table-row table:style-name="Table9.4">
                <table:table-cell table:style-name="Table9.A4" office:value-type="string">
                  <text:p text:style-name="P8">Куда</text:p>
                </table:table-cell>
                <table:table-cell table:style-name="Table9.B4" office:value-type="string">
                  <text:p text:style-name="P6">{{address}}</text:p>
                </table:table-cell>
              </table:table-row>
              <table:table-row>
                <table:table-cell table:style-name="Table9.A5" table:number-columns-spanned="2" office:value-type="string">
                  <text:p text:style-name="P9">Индекс места назвначения</text:p>
                </table:table-cell>
                <table:covered-table-cell/>
              </table:table-row>
              <table:table-row table:style-name="Table9.6">
                <table:table-cell table:style-name="Table9.A6" table:number-columns-spanned="2" office:value-type="string">
                  <text:p text:style-name="P10">{{index}}</text:p>
                </table:table-cell>
                <table:covered-table-cell/>
              </table:table-row>
            </table:table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5:03:53.655826460</meta:creation-date>
    <dc:date>2026-03-21T15:19:49.095182598</dc:date>
    <meta:editing-duration>PT4M45S</meta:editing-duration>
    <meta:editing-cycles>1</meta:editing-cycles>
    <meta:document-statistic meta:table-count="9" meta:image-count="0" meta:object-count="0" meta:page-count="1" meta:paragraph-count="64" meta:word-count="80" meta:character-count="720" meta:non-whitespace-character-count="704"/>
    <meta:generator>LibreOffice/25.8.5.2$Linux_X86_64 LibreOffice_project/580$Build-2</meta:generator>
  </office:meta>
</office:document-meta>
</file>